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cm" draw:marker-start-width="0cm" draw:marker-end-width="0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5.116cm" style:use-optimal-column-width="false"/>
    </style:style>
    <style:style style:name="ro1" style:family="table-row">
      <style:table-row-properties style:row-height="0.752cm"/>
    </style:style>
    <style:style style:name="ro2" style:family="table-row">
      <style:table-row-properties style:row-height="1.744cm"/>
    </style:style>
    <style:style style:name="ro3" style:family="table-row">
      <style:table-row-properties style:row-height="1cm"/>
    </style:style>
    <style:style style:name="ro4" style:family="table-row">
      <style:table-row-properties style:row-height="0.999cm"/>
    </style:style>
    <style:style style:name="ce1" style:family="table-cell">
      <style:graphic-properties draw:fill-color="#ffffff" style:repeat="repeat" draw:textarea-vertical-align="middle"/>
      <style:paragraph-properties fo:text-align="center" fo:border="0.05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draw:textarea-vertical-align="middle"/>
      <style:paragraph-properties fo:border="0.05cm solid #000000"/>
      <style:text-properties fo:font-size="18pt" style:font-size-asian="18pt" style:font-size-complex="18pt"/>
    </style:style>
    <style:style style:name="ce3" style:family="table-cell">
      <style:graphic-properties draw:fill="none" draw:fill-color="#ffffff" style:repeat="repeat" draw:textarea-vertical-align="middle"/>
      <style:paragraph-properties fo:border="0.05cm solid #000000"/>
      <style:text-properties fo:font-size="18pt" style:font-size-asian="18pt" style:font-size-complex="18pt"/>
    </style:style>
    <style:style style:name="ce4" style:family="table-cell">
      <style:graphic-properties draw:fill="none" draw:fill-color="#ffffff" style:repeat="repeat" draw:textarea-vertical-align="middle"/>
      <style:paragraph-properties fo:border="0.05cm solid #000000"/>
      <style:text-properties fo:font-size="11pt" style:text-underline-style="solid" style:text-underline-width="auto" style:text-underline-color="font-color" style:font-size-asian="11pt" style:font-size-complex="11pt"/>
    </style:style>
    <style:style style:name="ce5" style:family="table-cell">
      <style:graphic-properties draw:fill="none" draw:fill-color="#ffffff" style:repeat="repeat" draw:textarea-vertical-align="middle"/>
      <style:paragraph-properties fo:border="0.05cm solid #000000"/>
      <style:text-properties fo:font-size="11pt" style:font-size-asian="11pt" style:font-size-complex="11pt"/>
    </style:style>
    <style:style style:name="ce6" style:family="table-cell">
      <style:graphic-properties draw:fill-color="#ffffff" style:repeat="repeat" draw:textarea-vertical-align="middle"/>
      <style:paragraph-properties fo:border="0.05cm solid #000000"/>
      <style:text-properties fo:font-size="11pt" style:font-size-asian="11pt" style:font-size-complex="11pt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ize="11pt" style:text-underline-style="none" style:font-size-asian="11pt" style:font-size-complex="11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15cm" svg:height="4.397cm" svg:x="17.884cm" svg:y="1.11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SAInstruction</text:span></text:p>
                <text:p text:style-name="P1"><text:span text:style-name="T2">{abstract}</text:span></text:p>
              </table:table-cell>
            </table:table-row>
            <table:table-row table:style-name="ro2">
              <table:table-cell table:style-name="ce2">
                <text:p text:style-name="P2"># operands: SSAValue [ ]</text:p>
                <text:p text:style-name="P2">+ result: SSAValue</text:p>
                <text:p text:style-name="P2">+ ssaOpcode: int </text:p>
              </table:table-cell>
            </table:table-row>
            <table:table-row table:style-name="ro1">
              <table:table-cell table:style-name="ce2">
                <text:p text:style-name="P2">...</text:p>
              </table:table-cell>
            </table:table-row>
            <table:table-row table:style-name="ro1"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15cm" svg:height="4.568cm" svg:x="1.135cm" svg:y="8.506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NoOpnd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4">
                <text:p text:style-name="P2"><text:span text:style-name="T3">Possible ssaOpcodes</text:span></text:p>
                <text:p text:style-name="P2"><text:span text:style-name="T4">- sCloadLocal</text:span></text:p>
                <text:p text:style-name="P2"><text:span text:style-name="T4">- sCloadCon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5cm" svg:height="6.312cm" svg:x="6.718cm" svg:y="8.516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Monadic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5">
                <text:p text:style-name="P2"><text:span text:style-name="T5">Possible ssaOpcodes</text:span></text:p>
                <text:p text:style-name="P2"><text:span text:style-name="T6">- sCneg</text:span></text:p>
                <text:p text:style-name="P2"><text:span text:style-name="T6">- sCconvInt</text:span></text:p>
                <text:p text:style-name="P2"><text:span text:style-name="T6">- sCconvLong</text:span></text:p>
                <text:p text:style-name="P2"><text:span text:style-name="T6">- sCconvFloat</text:span></text:p>
                <text:p text:style-name="P2"><text:span text:style-name="T6">- sCconvDouble</text:span></text:p>
                <text:p text:style-name="P2"><text:span text:style-name="T6">- sCthr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5cm" svg:height="9.8cm" svg:x="12.162cm" svg:y="8.554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Dyadic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5">
                <text:p text:style-name="P2"><text:span text:style-name="T5">Possible ssaOpcodes</text:span></text:p>
                <text:p text:style-name="P2"><text:span text:style-name="T6">- sCloadFromArray</text:span></text:p>
                <text:p text:style-name="P2"><text:span text:style-name="T6">- sCadd</text:span></text:p>
                <text:p text:style-name="P2"><text:span text:style-name="T6">- sCsub</text:span></text:p>
                <text:p text:style-name="P2"><text:span text:style-name="T6">- sCmul</text:span></text:p>
                <text:p text:style-name="P2"><text:span text:style-name="T6">- sCdiv</text:span></text:p>
                <text:p text:style-name="P2"><text:span text:style-name="T6">- sCrem</text:span></text:p>
                <text:p text:style-name="P2"><text:span text:style-name="T6">- sCshl</text:span></text:p>
                <text:p text:style-name="P2"><text:span text:style-name="T6">- sCshr</text:span></text:p>
                <text:p text:style-name="P2"><text:span text:style-name="T6">- sCushr</text:span></text:p>
                <text:p text:style-name="P2"><text:span text:style-name="T6">- sCand</text:span></text:p>
                <text:p text:style-name="P2"><text:span text:style-name="T6">- sCor</text:span></text:p>
                <text:p text:style-name="P2"><text:span text:style-name="T6">- sCxor</text:span></text:p>
                <text:p text:style-name="P2"><text:span text:style-name="T6">- sCcmpl</text:span></text:p>
                <text:p text:style-name="P2"><text:span text:style-name="T6">- sCcmpg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115cm" svg:height="4.568cm" svg:x="17.662cm" svg:y="8.542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Branch</text:span></text:p>
              </table:table-cell>
            </table:table-row>
            <table:table-row table:style-name="ro3">
              <table:table-cell table:style-name="ce2">
                <text:p text:style-name="P2"><text:s/></text:p>
              </table:table-cell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5">
                <text:p text:style-name="P2"><text:span text:style-name="T5">Possible ssaOpcodes</text:span></text:p>
                <text:p text:style-name="P2"><text:span text:style-name="T6">- sCbranch</text:span></text:p>
                <text:p text:style-name="P2"><text:span text:style-name="T6">- sCretur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115cm" svg:height="4.132cm" svg:x="23.162cm" svg:y="8.504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StoreToArray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5">
                <text:p text:style-name="P2"><text:span text:style-name="T5">Possible ssaOpcodes</text:span></text:p>
                <text:p text:style-name="P2"><text:span text:style-name="T6">- sCstoreToArra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15cm" svg:height="5.573cm" svg:x="28.662cm" svg:y="8.498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Call</text:span></text:p>
              </table:table-cell>
            </table:table-row>
            <table:table-row table:style-name="ro3">
              <table:table-cell table:style-name="ce2">
                <text:p text:style-name="P2"># methodName: HString</text:p>
                <text:p text:style-name="P2"># className: HString</text:p>
                <text:p text:style-name="P2">+ isStatic: boolean</text:p>
                <text:p text:style-name="P2">+ isInterface: boolean</text:p>
              </table:table-cell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5">
                <text:p text:style-name="P2"><text:span text:style-name="T5">Possible ssaOpcodes</text:span></text:p>
                <text:p text:style-name="P2"><text:span text:style-name="T6">- sCcall</text:span></text:p>
                <text:p text:style-name="P2"><text:span text:style-name="T6">- sCnew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15cm" svg:height="4.701cm" svg:x="34.162cm" svg:y="8.511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PhiFunction</text:span></text:p>
              </table:table-cell>
            </table:table-row>
            <table:table-row table:style-name="ro3">
              <table:table-cell table:style-name="ce6">
                <text:p text:style-name="P2"><text:span text:style-name="T7">+ nofOperands: int</text:span></text:p>
                <text:p text:style-name="P2"><text:span text:style-name="T7">+ deleted: boolean</text:span></text:p>
                <text:p text:style-name="P2"><text:span text:style-name="T7">+ visited: boolean</text:span></text:p>
              </table:table-cell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4">
                <text:p text:style-name="P3"><text:span text:style-name="T5">Possible ssaOpcodes</text:span></text:p>
                <text:p text:style-name="P3"><text:span text:style-name="T6">- sCphiFunc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15cm" svg:height="4.132cm" svg:x="1.115cm" svg:y="20.094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NoOpndRef</text:span></text:p>
              </table:table-cell>
            </table:table-row>
            <table:table-row table:style-name="ro3">
              <table:table-cell table:style-name="ce6">
                <text:p text:style-name="P2"><text:span text:style-name="T7"># fieldName: HString</text:span></text:p>
              </table:table-cell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3">
                <text:p text:style-name="P2"><text:span text:style-name="T5">Possible ssaOpcodes</text:span></text:p>
                <text:p text:style-name="P2">- sCloadConst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115cm" svg:height="6.009cm" svg:x="6.693cm" svg:y="20.105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MonadicRef</text:span></text:p>
              </table:table-cell>
            </table:table-row>
            <table:table-row table:style-name="ro3">
              <table:table-cell table:style-name="ce6">
                <text:p><text:span text:style-name="T7"># className: HString</text:span></text:p>
                <text:p><text:span text:style-name="T7"># fieldName: HString</text:span></text:p>
              </table:table-cell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3">
                <text:p text:style-name="P2"><text:span text:style-name="T5">Possible ssaOpcodes</text:span></text:p>
                <text:p text:style-name="P2"><text:span text:style-name="T6">- sCstoreToField</text:span></text:p>
                <text:p text:style-name="P2"><text:span text:style-name="T6">- sCloadConst</text:span></text:p>
                <text:p text:style-name="P2"><text:span text:style-name="T6">- sCthrow</text:span></text:p>
                <text:p text:style-name="P2"><text:span text:style-name="T6">- sCinstanceof</text:span></text:p>
                <text:p text:style-name="P2"><text:span text:style-name="T6">- sCalength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115cm" svg:height="4.132cm" svg:x="12.193cm" svg:y="20.122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"><text:span text:style-name="T1">DiadicRef</text:span></text:p>
              </table:table-cell>
            </table:table-row>
            <table:table-row table:style-name="ro3">
              <table:table-cell table:style-name="ce6">
                <text:p><text:span text:style-name="T7"># fieldName: HString</text:span></text:p>
              </table:table-cell>
            </table:table-row>
            <table:table-row table:style-name="ro3">
              <table:table-cell table:style-name="ce2">
                <text:p text:style-name="P2">...</text:p>
              </table:table-cell>
            </table:table-row>
            <table:table-row table:style-name="ro4">
              <table:table-cell table:style-name="ce3">
                <text:p text:style-name="P2"><text:span text:style-name="T5">Possible ssaOpcodes</text:span></text:p>
                <text:p text:style-name="P2"><text:span text:style-name="T6">- sCstoreToFiel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" draw:text-style-name="P4" draw:layer="layout" svg:width="1cm" svg:height="1cm" svg:x="20cm" svg:y="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cm" svg:height="1cm" svg:x="3.1cm" svg:y="13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1cm" svg:height="1cm" svg:x="8.9cm" svg:y="14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1cm" svg:height="1cm" svg:x="14.3cm" svg:y="1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3.6cm" svg:y1="14.1cm" svg:x2="3.6cm" svg:y2="20.1cm">
          <text:p/>
        </draw:line>
        <draw:line draw:style-name="gr3" draw:text-style-name="P4" draw:layer="layout" svg:x1="9.4cm" svg:y1="15.8cm" svg:x2="9.4cm" svg:y2="20.13cm">
          <text:p/>
        </draw:line>
        <draw:line draw:style-name="gr3" draw:text-style-name="P4" draw:layer="layout" svg:x1="14.8cm" svg:y1="19.4cm" svg:x2="14.8cm" svg:y2="20.15cm">
          <text:p/>
        </draw:line>
        <draw:line draw:style-name="gr3" draw:text-style-name="P4" draw:layer="layout" svg:x1="36.5cm" svg:y1="6.5cm" svg:x2="3.5cm" svg:y2="6.5cm">
          <text:p/>
        </draw:line>
        <draw:line draw:style-name="gr3" draw:text-style-name="P4" draw:layer="layout" svg:x1="3.5cm" svg:y1="6.5cm" svg:x2="3.5cm" svg:y2="8.5cm">
          <text:p/>
        </draw:line>
        <draw:line draw:style-name="gr3" draw:text-style-name="P4" draw:layer="layout" svg:x1="9.2cm" svg:y1="6.5cm" svg:x2="9.2cm" svg:y2="8.5cm">
          <text:p/>
        </draw:line>
        <draw:line draw:style-name="gr3" draw:text-style-name="P4" draw:layer="layout" svg:x1="14.7cm" svg:y1="6.5cm" svg:x2="14.7cm" svg:y2="8.5cm">
          <text:p/>
        </draw:line>
        <draw:line draw:style-name="gr3" draw:text-style-name="P4" draw:layer="layout" svg:x1="20.5cm" svg:y1="6.5cm" svg:x2="20.5cm" svg:y2="8.5cm">
          <text:p/>
        </draw:line>
        <draw:line draw:style-name="gr3" draw:text-style-name="P4" draw:layer="layout" svg:x1="25.7cm" svg:y1="6.5cm" svg:x2="25.7cm" svg:y2="8.5cm">
          <text:p/>
        </draw:line>
        <draw:line draw:style-name="gr3" draw:text-style-name="P4" draw:layer="layout" svg:x1="31.3cm" svg:y1="6.5cm" svg:x2="31.3cm" svg:y2="8.5cm">
          <text:p/>
        </draw:line>
        <draw:line draw:style-name="gr3" draw:text-style-name="P4" draw:layer="layout" svg:x1="36.5cm" svg:y1="6.5cm" svg:x2="36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6T12:38:20.01</meta:creation-date>
    <dc:date>2010-09-26T17:22:32.67</dc:date>
    <meta:editing-duration>PT04H44M06S</meta:editing-duration>
    <meta:editing-cycles>17</meta:editing-cycles>
    <meta:generator>OpenOffice.org/3.2$Win32 OpenOffice.org_project/320m12$Build-9483</meta:generator>
    <meta:document-statistic meta:object-count="26"/>
  </office:meta>
</office:document-meta>
</file>